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"/>
  <manifest:file-entry manifest:full-path="ObjectReplacements/Object 3" manifest:media-type=""/>
  <manifest:file-entry manifest:full-path="ObjectReplacements/Object 25" manifest:media-type="application/x-openoffice-gdimetafile;windows_formatname=&quot;GDIMetaFile&quot;"/>
  <manifest:file-entry manifest:full-path="ObjectReplacements/Object 8" manifest:media-type="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Thumbnails/thumbnail.png" manifest:media-type="image/png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4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6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7" style:family="graphic" style:parent-style-name="objectwithoutfill">
      <style:graphic-properties draw:stroke="none" svg:stroke-color="#000000" draw:fill="none" draw:fill-color="#000000" draw:textarea-vertical-align="middle" loext:decorative="false"/>
      <style:paragraph-properties style:writing-mode="lr-tb"/>
    </style:style>
    <style:style style:name="gr28" style:family="graphic" style:parent-style-name="objectwithoutfill">
      <style:graphic-properties svg:stroke-color="#000000" draw:fill="none" draw:fill-color="#000000" draw:textarea-vertical-align="middle" loext:decorative="false"/>
    </style:style>
    <style:style style:name="gr29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30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3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5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0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cm" draw:shadow-opacity="0%" loext:decorative="false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52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.25cm" draw:shadow-opacity="0%" loext:decorative="false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54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1.75cm" fo:min-width="0.75cm" draw:shadow-opacity="0%" loext:decorative="false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gradient" draw:fill-gradient-name="Gradient_20_2" draw:gradient-step-count="0"/>
      <style:paragraph-properties fo:text-align="center"/>
    </style:style>
    <style:style style:name="P11" style:family="paragraph">
      <loext:graphic-properties draw:fill="solid" draw:fill-color="#ff4000"/>
      <style:paragraph-properties fo:text-align="center"/>
    </style:style>
    <style:style style:name="P12" style:family="paragraph">
      <loext:graphic-properties draw:fill="solid" draw:fill-color="#ffff00"/>
      <style:paragraph-properties fo:text-align="center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6pt"/>
    </style:style>
    <style:style style:name="P16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fo:font-size="15pt"/>
    </style:style>
    <style:style style:name="P18" style:family="paragraph">
      <loext:graphic-properties draw:opacity="0%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tyle="italic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fo:font-style="italic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8pt"/>
    </style:style>
    <style:style style:name="T8" style:family="text">
      <style:text-properties style:font-name="Liberation Sans" fo:font-size="18pt" style:font-name-asian="Liberation Sans" style:font-name-complex="Liberation Sans"/>
    </style:style>
    <style:style style:name="T9" style:family="text">
      <style:text-properties style:text-position="super 58%" style:font-name="Liberation Sans" fo:font-size="18pt" style:font-name-asian="Liberation Sans" style:font-name-complex="Liberation Sans"/>
    </style:style>
    <style:style style:name="T10" style:family="text">
      <style:text-properties style:font-name="Liberation Sans1" fo:font-size="18pt" style:font-name-asian="Liberation Sans" style:font-name-complex="Liberation Sans"/>
    </style:style>
    <style:style style:name="T11" style:family="text">
      <style:text-properties style:font-name="Liberation Serif" fo:font-size="18pt" style:font-name-asian="Liberation Serif" style:font-name-complex="Liberation Serif"/>
    </style:style>
    <style:style style:name="T12" style:family="text">
      <style:text-properties style:text-position="sub 58%" style:font-name="Liberation Serif" fo:font-size="18pt" style:font-name-asian="Liberation Serif" style:font-name-complex="Liberation Serif"/>
    </style:style>
    <style:style style:name="T13" style:family="text">
      <style:text-properties fo:color="#ff4000" loext:opacity="100%" fo:font-size="12pt"/>
    </style:style>
    <style:style style:name="T14" style:family="text">
      <style:text-properties style:text-position="0% 100%" style:font-name="Liberation Serif" fo:font-size="18pt" style:font-name-asian="Liberation Serif" style:font-name-complex="Liberation Serif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2.106cm" svg:x2="8.036cm" svg:y2="2.106cm">
          <text:p/>
        </draw:line>
        <draw:line draw:style-name="gr1" draw:text-style-name="P1" draw:layer="layout" svg:x1="6.25cm" svg:y1="2.688cm" svg:x2="8.036cm" svg:y2="2.688cm">
          <text:p/>
        </draw:line>
        <draw:line draw:style-name="gr1" draw:text-style-name="P1" draw:layer="layout" svg:x1="6.25cm" svg:y1="4.118cm" svg:x2="8.036cm" svg:y2="4.118cm">
          <text:p/>
        </draw:line>
        <draw:line draw:style-name="gr1" draw:text-style-name="P1" draw:layer="layout" svg:x1="6.25cm" svg:y1="3.438cm" svg:x2="8.036cm" svg:y2="3.438cm">
          <text:p/>
        </draw:line>
        <draw:line draw:style-name="gr1" draw:text-style-name="P1" draw:layer="layout" svg:x1="20.75cm" svg:y1="2.176cm" svg:x2="22.536cm" svg:y2="2.176cm">
          <text:p/>
        </draw:line>
        <draw:line draw:style-name="gr1" draw:text-style-name="P1" draw:layer="layout" svg:x1="20.75cm" svg:y1="2.758cm" svg:x2="22.536cm" svg:y2="2.758cm">
          <text:p/>
        </draw:line>
        <draw:line draw:style-name="gr2" draw:text-style-name="P1" draw:layer="layout" svg:x1="20.5cm" svg:y1="4.25cm" svg:x2="24.75cm" svg:y2="4.25cm">
          <text:p/>
        </draw:line>
        <draw:line draw:style-name="gr1" draw:text-style-name="P1" draw:layer="layout" svg:x1="20.75cm" svg:y1="3.508cm" svg:x2="22.536cm" svg:y2="3.508cm">
          <text:p/>
        </draw:line>
        <draw:frame draw:style-name="gr3" draw:text-style-name="P3" draw:layer="layout" svg:width="2.75cm" svg:height="1.062cm" svg:x="3.5cm" svg:y="2.2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2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2.9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10.25cm" svg:height="1.673cm" svg:x="13.75cm" svg:y="18.077cm">
          <draw:text-box>
            <text:p text:style-name="P6"><text:span text:style-name="T4">k [W/mK], <text:s text:c="2"/>c</text:span><text:span text:style-name="T5">p</text:span><text:span text:style-name="T4"> [J/kgK], <text:s text:c="2"/></text:span><text:span text:style-name="T6">ρ</text:span><text:span text:style-name="T1"> [kg/m</text:span><text:span text:style-name="T7">3</text:span><text:span text:style-name="T1">]</text:span></text:p>
          </draw:text-box>
        </draw:frame>
        <draw:frame draw:style-name="gr5" draw:text-style-name="P3" draw:layer="layout" svg:width="3.25cm" svg:height="0.962cm" svg:x="5.5cm" svg:y="18.115cm">
          <draw:text-box>
            <text:p text:style-name="P2"><text:span text:style-name="T8">α [m</text:span><text:span text:style-name="T9">2</text:span><text:span text:style-name="T8">/s] </text:span><text:span text:style-name="T10">=</text:span></text:p>
          </draw:text-box>
        </draw:frame>
        <draw:line draw:style-name="gr7" draw:text-style-name="P1" draw:layer="layout" svg:x1="8.75cm" svg:y1="18.577cm" svg:x2="10.5cm" svg:y2="18.577cm">
          <text:p/>
        </draw:line>
        <draw:frame draw:style-name="gr5" draw:text-style-name="P3" draw:layer="layout" svg:width="0.714cm" svg:height="0.962cm" svg:x="9.25cm" svg:y="17.427cm">
          <draw:text-box>
            <text:p text:style-name="P2"><text:span text:style-name="T1">k</text:span></text:p>
          </draw:text-box>
        </draw:frame>
        <draw:frame draw:style-name="gr5" draw:text-style-name="P3" draw:layer="layout" svg:width="2.25cm" svg:height="0.962cm" svg:x="8.5cm" svg:y="18.615cm">
          <draw:text-box>
            <text:p text:style-name="P2"><text:span text:style-name="T8">ρ</text:span><text:span text:style-name="T1">.c</text:span><text:span text:style-name="T2">p</text:span></text:p>
          </draw:text-box>
        </draw:frame>
        <draw:frame draw:style-name="gr8" draw:text-style-name="P7" draw:layer="layout" svg:width="3cm" svg:height="1.673cm" svg:x="10.75cm" svg:y="18.077cm">
          <draw:text-box>
            <text:p text:style-name="P6"><text:span text:style-name="T4">, onde:</text:span></text:p>
          </draw:text-box>
        </draw:frame>
        <draw:frame draw:style-name="gr9" draw:text-style-name="P8" draw:layer="layout" svg:width="8.388cm" svg:height="0.966cm" svg:x="10.253cm" svg:y="5.8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8" draw:layer="layout" svg:width="6.95cm" svg:height="0.966cm" svg:x="10.941cm" svg:y="8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9" draw:layer="layout" svg:width="1cm" svg:height="1cm" draw:transform="rotate (-1.57411245237369) translate (14.641cm 7.13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1" draw:text-style-name="P10" draw:layer="layout" svg:width="12.25cm" svg:height="2.25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draw:transform="rotate (-1.57411245237369) translate (14.644cm 9.9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0" draw:text-style-name="P9" draw:layer="layout" svg:width="1cm" svg:height="1cm" draw:transform="rotate (-1.57411245237369) translate (14.641cm 13.3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8" draw:layer="layout" svg:width="5.981cm" svg:height="2.42cm" svg:x="11.511cm" svg:y="14.38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7" draw:layer="layout" svg:width="1.5cm" svg:height="1cm" svg:x="20.641cm" svg:y="5.882cm">
          <draw:text-box>
            <text:p text:style-name="P6"><text:span text:style-name="T4">(1)</text:span></text:p>
          </draw:text-box>
        </draw:frame>
        <draw:frame draw:style-name="gr14" draw:text-style-name="P7" draw:layer="layout" svg:width="1.5cm" svg:height="1cm" svg:x="20.641cm" svg:y="8.382cm">
          <draw:text-box>
            <text:p text:style-name="P6"><text:span text:style-name="T4">(2)</text:span></text:p>
          </draw:text-box>
        </draw:frame>
        <draw:frame draw:style-name="gr15" draw:text-style-name="P7" draw:layer="layout" svg:width="1.5cm" svg:height="1cm" svg:x="20.641cm" svg:y="11.382cm">
          <draw:text-box>
            <text:p text:style-name="P6"><text:span text:style-name="T4">(3)</text:span></text:p>
          </draw:text-box>
        </draw:frame>
        <draw:frame draw:style-name="gr16" draw:text-style-name="P7" draw:layer="layout" svg:width="1.5cm" svg:height="1cm" svg:x="20.641cm" svg:y="14.882cm">
          <draw:text-box>
            <text:p text:style-name="P6"><text:span text:style-name="T4">(4)</text:span></text:p>
          </draw:text-box>
        </draw:frame>
        <draw:line draw:style-name="gr1" draw:text-style-name="P1" draw:layer="layout" svg:x1="20.75cm" svg:y1="4.25cm" svg:x2="22.536cm" svg:y2="4.25cm">
          <text:p/>
        </draw:line>
        <draw:frame draw:style-name="gr17" draw:text-style-name="P7" draw:layer="layout" svg:width="0.5cm" svg:height="0.962cm" svg:x="24.25cm" svg:y="4.288cm">
          <draw:text-box>
            <text:p text:style-name="P6"><text:span text:style-name="T4">x</text:span></text:p>
          </draw:text-box>
        </draw:frame>
        <draw:frame draw:style-name="gr18" draw:text-style-name="P7" draw:layer="layout" svg:width="0.5cm" svg:height="0.962cm" svg:x="20.25cm" svg:y="4.25cm">
          <draw:text-box>
            <text:p text:style-name="P6"><text:span text:style-name="T4">L</text:span></text:p>
          </draw:text-box>
        </draw:frame>
        <draw:frame draw:style-name="gr19" draw:text-style-name="P7" draw:layer="layout" svg:width="0.5cm" svg:height="0.962cm" svg:x="8cm" svg:y="4.25cm">
          <draw:text-box>
            <text:p text:style-name="P6"><text:span text:style-name="T4">0</text:span></text:p>
          </draw:text-box>
        </draw:frame>
        <draw:frame draw:style-name="gr9" draw:text-style-name="P8" draw:layer="layout" svg:width="9.965cm" svg:height="1.421cm" svg:x="9.5cm" svg:y="11.5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8" draw:layer="layout" svg:width="1.938cm" svg:height="0.53cm" svg:x="18.062cm" svg:y="15.2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</draw:page>
      <draw:page draw:name="page2" draw:style-name="dp1" draw:master-page-name="Default">
        <draw:custom-shape draw:style-name="gr20" draw:text-style-name="P8" draw:layer="layout" svg:width="2.678cm" svg:height="2.347cm" svg:x="8.465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7.918cm" svg:x2="8.286cm" svg:y2="7.918cm">
          <text:p/>
        </draw:line>
        <draw:line draw:style-name="gr1" draw:text-style-name="P1" draw:layer="layout" svg:x1="6.5cm" svg:y1="8.5cm" svg:x2="8.286cm" svg:y2="8.5cm">
          <text:p/>
        </draw:line>
        <draw:line draw:style-name="gr1" draw:text-style-name="P1" draw:layer="layout" svg:x1="6.5cm" svg:y1="9.93cm" svg:x2="8.286cm" svg:y2="9.93cm">
          <text:p/>
        </draw:line>
        <draw:custom-shape draw:style-name="gr21" draw:text-style-name="P8" draw:layer="layout" svg:width="2.679cm" svg:height="2.347cm" svg:x="11.143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2.393cm" svg:height="2.347cm" svg:x="18.107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0.178cm" svg:height="0.167cm" svg:x="16.857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9cm" svg:height="0.167cm" svg:x="17.214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8cm" svg:height="0.167cm" svg:x="17.572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9.615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0.965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2.293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7cm" svg:height="0.336cm" svg:x="19.157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8.286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17.929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20.35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13.822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3.644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4.792cm" svg:y="8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6.1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25cm" svg:x2="8.286cm" svg:y2="9.25cm">
          <text:p/>
        </draw:line>
        <draw:line draw:style-name="gr1" draw:text-style-name="P1" draw:layer="layout" svg:x1="21cm" svg:y1="7.988cm" svg:x2="22.786cm" svg:y2="7.988cm">
          <text:p/>
        </draw:line>
        <draw:line draw:style-name="gr1" draw:text-style-name="P1" draw:layer="layout" svg:x1="21cm" svg:y1="8.57cm" svg:x2="22.786cm" svg:y2="8.57cm">
          <text:p/>
        </draw:line>
        <draw:line draw:style-name="gr1" draw:text-style-name="P1" draw:layer="layout" svg:x1="21cm" svg:y1="10cm" svg:x2="22.786cm" svg:y2="10cm">
          <text:p/>
        </draw:line>
        <draw:line draw:style-name="gr1" draw:text-style-name="P1" draw:layer="layout" svg:x1="21cm" svg:y1="9.32cm" svg:x2="22.786cm" svg:y2="9.32cm">
          <text:p/>
        </draw:line>
        <draw:frame draw:style-name="gr3" draw:text-style-name="P3" draw:layer="layout" svg:width="2.75cm" svg:height="1.062cm" svg:x="3.75cm" svg:y="8.062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1.25cm" svg:height="0.962cm" svg:x="9.25cm" svg:y="7.7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4cm" svg:y="8.8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.25cm" svg:y="8.038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3cm" svg:y="8.75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line draw:style-name="gr27" draw:text-style-name="P13" draw:layer="layout" svg:x1="13.86cm" svg:y1="7.5cm" svg:x2="14cm" svg:y2="6.5cm">
          <text:p text:style-name="P8"><text:s text:c="3"/></text:p>
        </draw:line>
        <draw:line draw:style-name="gr28" draw:text-style-name="P13" draw:layer="layout" svg:x1="15cm" svg:y1="12.75cm" svg:x2="15cm" svg:y2="9.25cm">
          <text:p/>
        </draw:line>
        <draw:line draw:style-name="gr29" draw:text-style-name="P8" draw:layer="layout" svg:x1="12.5cm" svg:y1="12.5cm" svg:x2="15cm" svg:y2="12.5cm">
          <text:p/>
        </draw:line>
        <draw:line draw:style-name="gr28" draw:text-style-name="P13" draw:layer="layout" svg:x1="12.5cm" svg:y1="12.75cm" svg:x2="12.5cm" svg:y2="9.25cm">
          <text:p/>
        </draw:line>
        <draw:frame draw:style-name="gr5" draw:text-style-name="P3" draw:layer="layout" svg:width="3.714cm" svg:height="0.962cm" svg:x="12cm" svg:y="11.5cm">
          <draw:text-box>
            <text:p text:style-name="P2"><text:span text:style-name="T1">d [m]</text:span></text:p>
          </draw:text-box>
        </draw:frame>
        <draw:frame draw:style-name="gr5" draw:text-style-name="P5" draw:layer="layout" svg:width="1.25cm" svg:height="0.962cm" svg:x="12cm" svg:y="7.7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7.7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7.812cm">
          <draw:text-box>
            <text:p text:style-name="P4"><text:span text:style-name="T1">T</text:span><text:span text:style-name="T2">N</text:span></text:p>
          </draw:text-box>
        </draw:frame>
        <draw:frame draw:style-name="gr5" draw:text-style-name="P3" draw:layer="layout" svg:width="3.714cm" svg:height="0.962cm" svg:x="8cm" svg:y="11.5cm">
          <draw:text-box>
            <text:p text:style-name="P2"><text:span text:style-name="T1">d [m]</text:span></text:p>
          </draw:text-box>
        </draw:frame>
        <draw:line draw:style-name="gr28" draw:text-style-name="P13" draw:layer="layout" svg:x1="8.6cm" svg:y1="12.75cm" svg:x2="8.6cm" svg:y2="10.25cm">
          <text:p/>
        </draw:line>
        <draw:line draw:style-name="gr28" draw:text-style-name="P13" draw:layer="layout" svg:x1="11.1cm" svg:y1="12.75cm" svg:x2="11.1cm" svg:y2="10.25cm">
          <text:p/>
        </draw:line>
        <draw:line draw:style-name="gr29" draw:text-style-name="P8" draw:layer="layout" svg:x1="8.65cm" svg:y1="12.5cm" svg:x2="11.15cm" svg:y2="12.5cm">
          <text:p/>
        </draw:line>
        <draw:line draw:style-name="gr30" draw:text-style-name="P1" draw:layer="layout" svg:x1="14cm" svg:y1="4.75cm" svg:x2="10.25cm" svg:y2="8.5cm">
          <text:p/>
        </draw:line>
        <draw:line draw:style-name="gr30" draw:text-style-name="P1" draw:layer="layout" svg:x1="14cm" svg:y1="4.75cm" svg:x2="13.25cm" svg:y2="8.5cm">
          <text:p/>
        </draw:line>
        <draw:line draw:style-name="gr30" draw:text-style-name="P1" draw:layer="layout" svg:x1="14cm" svg:y1="4.75cm" svg:x2="14.5cm" svg:y2="8.5cm">
          <text:p/>
        </draw:line>
        <draw:line draw:style-name="gr30" draw:text-style-name="P1" draw:layer="layout" svg:x1="14cm" svg:y1="4.75cm" svg:x2="18.75cm" svg:y2="8.5cm">
          <text:p/>
        </draw:line>
        <draw:frame draw:style-name="gr9" draw:text-style-name="P8" draw:layer="layout" svg:width="9.845cm" svg:height="1.421cm" svg:x="9.405cm" svg:y="3.7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1" draw:text-style-name="P7" draw:layer="layout" svg:width="1.5cm" svg:height="1cm" svg:x="20.75cm" svg:y="3.75cm">
          <draw:text-box>
            <text:p text:style-name="P6"><text:span text:style-name="T4">(5)</text:span></text:p>
          </draw:text-box>
        </draw:frame>
      </draw:page>
      <draw:page draw:name="page3" draw:style-name="dp1" draw:master-page-name="Default">
        <draw:custom-shape draw:style-name="gr21" draw:text-style-name="P8" draw:layer="layout" svg:width="2.679cm" svg:height="2.347cm" svg:x="19.178cm" svg:y="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28cm" svg:y="2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5cm" svg:height="0.962cm" svg:x="20.035cm" svg:y="1.463cm">
          <draw:text-box>
            <text:p text:style-name="P4"><text:span text:style-name="T11">ϕ</text:span><text:span text:style-name="T12">P</text:span></text:p>
          </draw:text-box>
        </draw:frame>
        <draw:custom-shape draw:style-name="gr21" draw:text-style-name="P8" draw:layer="layout" svg:width="2.679cm" svg:height="2.347cm" svg:x="19.206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7cm" svg:height="0.336cm" svg:x="19.028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56cm" svg:y="6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4cm" svg:height="0.336cm" svg:x="21.70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20.063cm" svg:y="5.06cm">
          <draw:text-box>
            <text:p text:style-name="P4"><text:span text:style-name="T11">ϕ</text:span><text:span text:style-name="T12">P</text:span></text:p>
          </draw:text-box>
        </draw:frame>
        <draw:line draw:style-name="gr32" draw:text-style-name="P1" draw:layer="layout" svg:x1="17.678cm" svg:y1="6.598cm" svg:x2="19.177cm" svg:y2="6.598cm">
          <text:p/>
        </draw:line>
        <draw:line draw:style-name="gr32" draw:text-style-name="P1" draw:layer="layout" svg:x1="21.979cm" svg:y1="6.569cm" svg:x2="23.478cm" svg:y2="6.569cm">
          <text:p/>
        </draw:line>
        <draw:frame draw:style-name="gr5" draw:text-style-name="P5" draw:layer="layout" svg:width="1.25cm" svg:height="0.962cm" svg:x="16.678cm" svg:y="6.098cm">
          <draw:text-box>
            <text:p text:style-name="P4"><text:span text:style-name="T11">ϕ</text:span><text:span text:style-name="T12">e</text:span></text:p>
          </draw:text-box>
        </draw:frame>
        <draw:frame draw:style-name="gr5" draw:text-style-name="P5" draw:layer="layout" svg:width="1.25cm" svg:height="0.962cm" svg:x="23.428cm" svg:y="6.007cm">
          <draw:text-box>
            <text:p text:style-name="P4"><text:span text:style-name="T11">ϕ</text:span><text:span text:style-name="T12">d</text:span></text:p>
          </draw:text-box>
        </draw:frame>
        <draw:line draw:style-name="gr33" draw:text-style-name="P1" draw:layer="layout" svg:x1="4.428cm" svg:y1="4.057cm" svg:x2="4.428cm" svg:y2="5.807cm">
          <text:p/>
        </draw:line>
        <draw:frame draw:style-name="gr34" draw:text-style-name="P14" draw:layer="layout" svg:width="11.5cm" svg:height="0.906cm" svg:x="5.178cm" svg:y="4.307cm">
          <draw:text-box>
            <text:p text:style-name="P8"><text:span text:style-name="T13">Teorema de Gauss e Integração por Quadratura de Gauss</text:span></text:p>
          </draw:text-box>
        </draw:frame>
        <draw:frame draw:style-name="gr9" draw:text-style-name="P8" draw:layer="layout" svg:width="10.459cm" svg:height="1.38cm" svg:x="4.055cm" svg:y="6.3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0" draw:text-style-name="P1" draw:layer="layout" svg:x1="21.979cm" svg:y1="5.872cm" svg:x2="23.478cm" svg:y2="5.872cm">
          <text:p/>
        </draw:line>
        <draw:line draw:style-name="gr35" draw:text-style-name="P8" draw:layer="layout" svg:x1="17.728cm" svg:y1="5.901cm" svg:x2="19.227cm" svg:y2="5.901cm">
          <text:p/>
        </draw:line>
        <draw:frame draw:style-name="gr9" draw:text-style-name="P8" draw:layer="layout" svg:width="15.146cm" svg:height="1.654cm" svg:x="4.078cm" svg:y="7.65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3" draw:text-style-name="P1" draw:layer="layout" svg:x1="4.428cm" svg:y1="9.557cm" svg:x2="4.428cm" svg:y2="14.557cm">
          <text:p/>
        </draw:line>
        <draw:frame draw:style-name="gr36" draw:text-style-name="P14" draw:layer="layout" svg:width="9.25cm" svg:height="2.949cm" svg:x="5.178cm" svg:y="11.358cm">
          <draw:text-box>
            <text:p text:style-name="P8"><text:span text:style-name="T13">Interpolação linear para escrever valores nas faces em função de valores de centro</text:span></text:p>
            <text:p text:style-name="P8"><text:span text:style-name="T13"/></text:p>
            <text:p text:style-name="P8"><text:span text:style-name="T13">Considerando malha uniforme, temos:</text:span></text:p>
          </draw:text-box>
        </draw:frame>
        <draw:custom-shape draw:style-name="gr20" draw:text-style-name="P8" draw:layer="layout" svg:width="2.678cm" svg:height="2.347cm" svg:x="16.107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2.679cm" svg:height="2.347cm" svg:x="18.785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7.257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607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9.935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15.928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21.464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21.286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22.434cm" svg:y="1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23.742cm" svg:y="11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892cm" svg:y="10.598cm">
          <draw:text-box>
            <text:p text:style-name="P4"><text:span text:style-name="T14">ϕ</text:span><text:span text:style-name="T2">E</text:span></text:p>
          </draw:text-box>
        </draw:frame>
        <draw:frame draw:style-name="gr5" draw:text-style-name="P5" draw:layer="layout" svg:width="1.25cm" svg:height="0.962cm" svg:x="19.642cm" svg:y="10.56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22.142cm" svg:y="10.56cm">
          <draw:text-box>
            <text:p text:style-name="P4"><text:span text:style-name="T11">ϕ</text:span><text:span text:style-name="T2">D</text:span></text:p>
          </draw:text-box>
        </draw:frame>
        <draw:frame draw:style-name="gr5" draw:text-style-name="P5" draw:layer="layout" svg:width="0.75cm" svg:height="0.962cm" svg:x="21.028cm" svg:y="14.407cm">
          <draw:text-box>
            <text:p text:style-name="P4"><text:span text:style-name="T11">d</text:span></text:p>
          </draw:text-box>
        </draw:frame>
        <draw:frame draw:style-name="gr37" draw:text-style-name="P5" draw:layer="layout" svg:width="1cm" svg:height="1.054cm" svg:x="18.428cm" svg:y="14.407cm">
          <draw:text-box>
            <text:p text:style-name="P4"><text:span text:style-name="T11">e</text:span></text:p>
          </draw:text-box>
        </draw:frame>
        <draw:line draw:style-name="gr7" draw:text-style-name="P1" draw:layer="layout" svg:x1="21.428cm" svg:y1="13.057cm" svg:x2="21.428cm" svg:y2="14.557cm">
          <text:p/>
        </draw:line>
        <draw:frame draw:style-name="gr9" draw:text-style-name="P8" draw:layer="layout" svg:width="18.303cm" svg:height="1.595cm" svg:x="3.75cm" svg:y="15.6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29" draw:text-style-name="P8" draw:layer="layout" svg:x1="18.778cm" svg:y1="14.107cm" svg:x2="21.428cm" svg:y2="14.107cm">
          <text:p/>
        </draw:line>
        <draw:frame draw:style-name="gr5" draw:text-style-name="P5" draw:layer="layout" svg:width="0.75cm" svg:height="0.962cm" svg:x="19.678cm" svg:y="13.245cm">
          <draw:text-box>
            <text:p text:style-name="P4"><text:span text:style-name="T11">d</text:span></text:p>
          </draw:text-box>
        </draw:frame>
        <draw:line draw:style-name="gr7" draw:text-style-name="P1" draw:layer="layout" svg:x1="18.778cm" svg:y1="13.057cm" svg:x2="18.778cm" svg:y2="14.557cm">
          <text:p/>
        </draw:line>
        <draw:frame draw:style-name="gr5" draw:text-style-name="P5" draw:layer="layout" svg:width="1.25cm" svg:height="0.962cm" svg:x="20.428cm" svg:y="11.345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8.828cm" svg:y="11.307cm">
          <draw:text-box>
            <text:p text:style-name="P4"><text:span text:style-name="T11">ϕ</text:span><text:span text:style-name="T12">e</text:span></text:p>
          </draw:text-box>
        </draw:frame>
        <draw:frame draw:style-name="gr12" draw:text-style-name="P8" draw:layer="layout" svg:width="0.33cm" svg:height="0.57cm" svg:x="16.928cm" svg:y="5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8" draw:layer="layout" svg:width="0.33cm" svg:height="0.57cm" svg:x="23.678cm" svg:y="5.5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8" draw:layer="layout" svg:width="9.845cm" svg:height="1.421cm" svg:x="4.083cm" svg:y="2.0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8" draw:text-style-name="P7" draw:layer="layout" svg:width="1.5cm" svg:height="1cm" svg:x="23.25cm" svg:y="18cm">
          <draw:text-box>
            <text:p text:style-name="P6"><text:span text:style-name="T4">(6)</text:span></text:p>
          </draw:text-box>
        </draw:frame>
        <draw:frame draw:style-name="gr39" draw:text-style-name="P8" draw:layer="layout" svg:width="10.295cm" svg:height="1.5cm" svg:x="3.697cm" svg:y="17.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</draw:page>
      <draw:page draw:name="page4" draw:style-name="dp2" draw:master-page-name="Default">
        <draw:custom-shape draw:style-name="gr21" draw:text-style-name="P8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4.293cm" svg:y="2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16.793cm" svg:y="2cm">
          <draw:text-box>
            <text:p text:style-name="P4"><text:span text:style-name="T11">ϕ</text:span><text:span text:style-name="T2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29" draw:text-style-name="P8" draw:layer="layout" svg:x1="13.5cm" svg:y1="6cm" svg:x2="14.75cm" svg:y2="6cm">
          <text:p/>
        </draw:line>
        <draw:frame draw:style-name="gr40" draw:text-style-name="P5" draw:layer="layout" svg:width="1.5cm" svg:height="0.954cm" svg:x="13.5cm" svg:y="4.95cm">
          <draw:text-box>
            <text:p text:style-name="P4"><text:span text:style-name="T11">d/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5" draw:layer="layout" svg:width="1.25cm" svg:height="0.962cm" svg:x="15.079cm" svg:y="2.785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3.479cm" svg:y="2.747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29" draw:text-style-name="P8" draw:layer="layout" svg:x1="12.1cm" svg:y1="7.75cm" svg:x2="14.75cm" svg:y2="7.75cm">
          <text:p/>
        </draw:line>
        <draw:frame draw:style-name="gr40" draw:text-style-name="P5" draw:layer="layout" svg:width="0.75cm" svg:height="0.954cm" svg:x="13.15cm" svg:y="6.85cm">
          <draw:text-box>
            <text:p text:style-name="P4"><text:span text:style-name="T11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3" draw:layer="layout" svg:width="2.6cm" svg:height="1.062cm" svg:x="8.75cm" svg:y="2.438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9.5cm" svg:y="3.2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custom-shape draw:style-name="gr25" draw:text-style-name="P12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7.118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8" draw:layer="layout" svg:width="15.146cm" svg:height="1.654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8" draw:layer="layout" svg:width="13.907cm" svg:height="1.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1" draw:text-style-name="P7" draw:layer="layout" svg:width="1.5cm" svg:height="1cm" svg:x="22.5cm" svg:y="17.3cm">
          <draw:text-box>
            <text:p text:style-name="P6"><text:span text:style-name="T4">(7)</text:span></text:p>
          </draw:text-box>
        </draw:frame>
        <draw:frame draw:style-name="gr39" draw:text-style-name="P8" draw:layer="layout" svg:width="13.668cm" svg:height="1.5cm" svg:x="6.25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2" draw:text-style-name="P7" draw:layer="layout" svg:width="1.5cm" svg:height="1cm" svg:x="22.5cm" svg:y="17.3cm">
          <draw:text-box>
            <text:p text:style-name="P6"><text:span text:style-name="T4">(7)</text:span></text:p>
          </draw:text-box>
        </draw:frame>
      </draw:page>
      <draw:page draw:name="page5" draw:style-name="dp2" draw:master-page-name="Default">
        <draw:custom-shape draw:style-name="gr21" draw:text-style-name="P8" draw:layer="layout" svg:width="2.679cm" svg:height="2.347cm" svg:x="9.58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0.73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2.26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2.08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3.23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4.54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0.443cm" svg:y="2cm">
          <draw:text-box>
            <text:p text:style-name="P4"><text:span text:style-name="T11">ϕ</text:span><text:span text:style-name="T12">E</text:span></text:p>
          </draw:text-box>
        </draw:frame>
        <draw:frame draw:style-name="gr5" draw:text-style-name="P5" draw:layer="layout" svg:width="1.25cm" svg:height="0.962cm" svg:x="12.943cm" svg:y="2cm">
          <draw:text-box>
            <text:p text:style-name="P4"><text:span text:style-name="T11">ϕ</text:span><text:span text:style-name="T12">P</text:span></text:p>
          </draw:text-box>
        </draw:frame>
        <draw:line draw:style-name="gr7" draw:text-style-name="P1" draw:layer="layout" svg:x1="16.15cm" svg:y1="3.55cm" svg:x2="16.15cm" svg:y2="7.8cm">
          <text:p/>
        </draw:line>
        <draw:line draw:style-name="gr29" draw:text-style-name="P8" draw:layer="layout" svg:x1="13.4cm" svg:y1="5.8cm" svg:x2="14.65cm" svg:y2="5.8cm">
          <text:p/>
        </draw:line>
        <draw:frame draw:style-name="gr40" draw:text-style-name="P5" draw:layer="layout" svg:width="1.5cm" svg:height="0.954cm" svg:x="13.4cm" svg:y="4.75cm">
          <draw:text-box>
            <text:p text:style-name="P4"><text:span text:style-name="T11">d/2</text:span></text:p>
          </draw:text-box>
        </draw:frame>
        <draw:line draw:style-name="gr7" draw:text-style-name="P1" draw:layer="layout" svg:x1="14.65cm" svg:y1="4.5cm" svg:x2="14.65cm" svg:y2="6cm">
          <text:p/>
        </draw:line>
        <draw:frame draw:style-name="gr40" draw:text-style-name="P5" draw:layer="layout" svg:width="1.25cm" svg:height="0.954cm" svg:x="13.65cm" svg:y="2.7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2.3cm" svg:y="2.746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3.4cm" svg:y1="3.55cm" svg:x2="13.4cm" svg:y2="7.8cm">
          <text:p/>
        </draw:line>
        <draw:line draw:style-name="gr29" draw:text-style-name="P8" draw:layer="layout" svg:x1="13.4cm" svg:y1="7.3cm" svg:x2="16.15cm" svg:y2="7.3cm">
          <text:p/>
        </draw:line>
        <draw:frame draw:style-name="gr40" draw:text-style-name="P5" draw:layer="layout" svg:width="0.75cm" svg:height="0.954cm" svg:x="14.4cm" svg:y="6.4cm">
          <draw:text-box>
            <text:p text:style-name="P4"><text:span text:style-name="T11">d</text:span></text:p>
          </draw:text-box>
        </draw:frame>
        <draw:line draw:style-name="gr1" draw:text-style-name="P1" draw:layer="layout" svg:x1="15.114cm" svg:y1="2.188cm" svg:x2="16.9cm" svg:y2="2.188cm">
          <text:p/>
        </draw:line>
        <draw:line draw:style-name="gr1" draw:text-style-name="P1" draw:layer="layout" svg:x1="15.114cm" svg:y1="2.77cm" svg:x2="16.9cm" svg:y2="2.77cm">
          <text:p/>
        </draw:line>
        <draw:line draw:style-name="gr1" draw:text-style-name="P1" draw:layer="layout" svg:x1="15.114cm" svg:y1="4.2cm" svg:x2="16.9cm" svg:y2="4.2cm">
          <text:p/>
        </draw:line>
        <draw:line draw:style-name="gr1" draw:text-style-name="P1" draw:layer="layout" svg:x1="15.114cm" svg:y1="3.52cm" svg:x2="16.9cm" svg:y2="3.52cm">
          <text:p/>
        </draw:line>
        <draw:frame draw:style-name="gr3" draw:text-style-name="P3" draw:layer="layout" svg:width="2.6cm" svg:height="1.062cm" svg:x="17.15cm" svg:y="2.526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17.688cm" svg:y="3.311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5" draw:text-style-name="P12" draw:layer="layout" svg:width="0.357cm" svg:height="0.336cm" svg:x="9.40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5.89cm" svg:y="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8" draw:layer="layout" svg:width="13.867cm" svg:height="1.5cm" svg:x="5.526cm" svg:y="9.3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3" draw:text-style-name="P7" draw:layer="layout" svg:width="1.5cm" svg:height="1cm" svg:x="21.808cm" svg:y="9.632cm">
          <draw:text-box>
            <text:p text:style-name="P6"><text:span text:style-name="T4">(8)</text:span></text:p>
          </draw:text-box>
        </draw:frame>
      </draw:page>
      <draw:page draw:name="page6" draw:style-name="dp2" draw:master-page-name="Default">
        <draw:frame draw:style-name="gr9" draw:text-style-name="P8" draw:layer="layout" svg:width="6.42cm" svg:height="0.798cm" svg:x="7.65cm" svg:y="2.05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8" draw:layer="layout" svg:width="4.41cm" svg:height="0.798cm" svg:x="7.65cm" svg:y="3.80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4" draw:text-style-name="P15" draw:layer="layout" svg:width="1.5cm" svg:height="0.962cm" svg:x="18.7cm" svg:y="2.038cm">
          <draw:text-box>
            <text:p text:style-name="P6"><text:span text:style-name="T15">(9)</text:span></text:p>
          </draw:text-box>
        </draw:frame>
        <draw:frame draw:style-name="gr9" draw:text-style-name="P8" draw:layer="layout" svg:width="10.377cm" svg:height="2.266cm" svg:x="7.65cm" svg:y="8.3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8" draw:layer="layout" svg:width="4.009cm" svg:height="0.798cm" svg:x="7.65cm" svg:y="5.35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5" draw:text-style-name="P15" draw:layer="layout" svg:width="1.75cm" svg:height="0.962cm" svg:x="18.65cm" svg:y="3.644cm">
          <draw:text-box>
            <text:p text:style-name="P6"><text:span text:style-name="T15">(10)</text:span></text:p>
          </draw:text-box>
        </draw:frame>
        <draw:frame draw:style-name="gr46" draw:text-style-name="P15" draw:layer="layout" svg:width="1.75cm" svg:height="0.962cm" svg:x="18.65cm" svg:y="5.106cm">
          <draw:text-box>
            <text:p text:style-name="P6"><text:span text:style-name="T15">(11)</text:span></text:p>
          </draw:text-box>
        </draw:frame>
        <draw:frame draw:style-name="gr47" draw:text-style-name="P17" draw:layer="layout" svg:width="8cm" svg:height="0.962cm" svg:x="7.65cm" svg:y="7.606cm">
          <draw:text-box>
            <text:p text:style-name="P16"><text:span text:style-name="T16">Substituindo (6) em (9), temos:</text:span></text:p>
          </draw:text-box>
        </draw:frame>
        <draw:frame draw:style-name="gr48" draw:text-style-name="P17" draw:layer="layout" svg:width="8cm" svg:height="0.962cm" svg:x="7.65cm" svg:y="11.844cm">
          <draw:text-box>
            <text:p text:style-name="P16"><text:span text:style-name="T16">Substituindo (7) em (9), temos:</text:span></text:p>
          </draw:text-box>
        </draw:frame>
        <draw:frame draw:style-name="gr49" draw:text-style-name="P17" draw:layer="layout" svg:width="8cm" svg:height="0.962cm" svg:x="7.65cm" svg:y="16.144cm">
          <draw:text-box>
            <text:p text:style-name="P16"><text:span text:style-name="T16">Substituindo (8) em (9), temos:</text:span></text:p>
          </draw:text-box>
        </draw:frame>
        <draw:frame draw:style-name="gr9" draw:text-style-name="P8" draw:layer="layout" svg:width="13.861cm" svg:height="2.266cm" svg:x="7.65cm" svg:y="12.60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8" draw:layer="layout" svg:width="14.071cm" svg:height="2.266cm" svg:x="7.65cm" svg:y="16.97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50" draw:text-style-name="P18" draw:layer="layout" svg:width="4.5cm" svg:height="2.5cm" svg:x="17.1cm" svg:y="12.5cm">
          <text:p/>
          <draw:enhanced-geometry svg:viewBox="0 0 21600 21600" draw:type="rectangle" draw:enhanced-path="M 0 0 L 21600 0 21600 21600 0 21600 0 0 Z N"/>
        </draw:custom-shape>
        <draw:frame draw:style-name="gr51" draw:text-style-name="P20" draw:layer="layout" svg:width="0.75cm" svg:height="0.75cm" svg:x="21.5cm" svg:y="12cm">
          <draw:text-box>
            <text:p text:style-name="P19"><text:span text:style-name="T17">b</text:span></text:p>
          </draw:text-box>
        </draw:frame>
        <draw:custom-shape draw:style-name="gr52" draw:text-style-name="P18" draw:layer="layout" svg:width="4.75cm" svg:height="2.5cm" svg:x="17.1cm" svg:y="16.85cm">
          <text:p/>
          <draw:enhanced-geometry svg:viewBox="0 0 21600 21600" draw:type="rectangle" draw:enhanced-path="M 0 0 L 21600 0 21600 21600 0 21600 0 0 Z N"/>
        </draw:custom-shape>
        <draw:frame draw:style-name="gr53" draw:text-style-name="P20" draw:layer="layout" svg:width="0.8cm" svg:height="0.75cm" svg:x="21.7cm" svg:y="16.25cm">
          <draw:text-box>
            <text:p text:style-name="P19"><text:span text:style-name="T17">b</text:span></text:p>
          </draw:text-box>
        </draw:frame>
        <draw:custom-shape draw:style-name="gr54" draw:text-style-name="P18" draw:layer="layout" svg:width="1.25cm" svg:height="2cm" svg:x="16.85cm" svg:y="8.45cm">
          <text:p/>
          <draw:enhanced-geometry svg:viewBox="0 0 21600 21600" draw:type="rectangle" draw:enhanced-path="M 0 0 L 21600 0 21600 21600 0 21600 0 0 Z N"/>
        </draw:custom-shape>
        <draw:frame draw:style-name="gr55" draw:text-style-name="P20" draw:layer="layout" svg:width="0.65cm" svg:height="0.725cm" svg:x="17.9cm" svg:y="7.875cm">
          <draw:text-box>
            <text:p text:style-name="P19"><text:span text:style-name="T17">b</text:span></text:p>
          </draw:text-box>
        </draw:frame>
      </draw:page>
      <draw:page draw:name="page7" draw:style-name="dp2" draw:master-page-name="Default">
        <draw:frame draw:style-name="gr9" draw:text-style-name="P8" draw:layer="layout" svg:width="8.632cm" svg:height="0.798cm" svg:x="10.25cm" svg:y="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5-12-09T15:21:05.119112876</dc:date>
    <meta:editing-duration>PT15H55M12S</meta:editing-duration>
    <meta:editing-cycles>95</meta:editing-cycles>
    <meta:generator>LibreOffice/24.2.7.2$Linux_X86_64 LibreOffice_project/420$Build-2</meta:generator>
    <meta:document-statistic meta:object-count="207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row>
        <msub>
          <mi>T</mi>
          <mi>i</mi>
        </msub>
        <mo stretchy="false">+</mo>
        <mfrac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x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L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</mfrac>
      </mrow>
    </mrow>
    <annotation encoding="StarMath 5.0">{T(x)- T_{i} } over { T_{o}- T_{i}  } = T_{i}+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u.A({%phi_{D} + %phi_{P}} over {2} ) - (u.A.T_{i})   - [( %alpha .A. {%phi_{D} - %phi_{P}} over {d}) - (%alpha .A. {%phi_{P} - T_{i} } over { {d} over {2} } )]   = dot q .V</annotation>
  </semantics>
</math>
</file>

<file path=Object 12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13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%phi)} from{d} - evaluate {(u.A.%phi )} from{e}   - [evaluate {( %alpha .A. { partial %phi } over { partial x }  )} from {d}-evaluate {( %alpha .A. { partial %phi } over { partial x }  )} from {e}]   = dot q .V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i>A</mi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{ dot q .V} over {A}  + (u + {2.%alpha} over {d})T_{i}</annotation>
  </semantics>
</math>
</file>

<file path=Object 15/content.xml><?xml version="1.0" encoding="utf-8"?>
<math xmlns="http://www.w3.org/1998/Math/MathML" display="block">
  <semantics>
    <mrow>
      <msub>
        <mi>a</mi>
        <mi>P</mi>
      </msub>
      <mn>.</mn>
      <mrow>
        <msub>
          <mi>ϕ</mi>
          <mi>P</mi>
        </msub>
        <mo stretchy="false">=</mo>
        <msub>
          <mi>a</mi>
          <mi>D</mi>
        </msub>
      </mrow>
      <mn>.</mn>
      <mrow>
        <msub>
          <mi>ϕ</mi>
          <mi>D</mi>
        </msub>
        <mo stretchy="false">+</mo>
        <msub>
          <mi>a</mi>
          <mi>E</mi>
        </msub>
      </mrow>
      <mn>.</mn>
      <mrow>
        <msub>
          <mi>ϕ</mi>
          <mi>E</mi>
        </msub>
        <mo stretchy="false">+</mo>
        <mi>b</mi>
      </mrow>
    </mrow>
    <annotation encoding="StarMath 5.0">a_{P} . %phi_{P} = a_{D} . %phi_{D} + a_{E} . %phi_{E} + b </annotation>
  </semantics>
</math>
</file>

<file path=Object 16/content.xml><?xml version="1.0" encoding="utf-8"?>
<math xmlns="http://www.w3.org/1998/Math/MathML" display="block">
  <semantics>
    <mrow>
      <mi mathvariant="italic">para</mi>
      <mrow>
        <msub>
          <mi>F</mi>
          <mi>ϕ</mi>
        </msub>
        <mo stretchy="false">=</mo>
        <mn>0</mn>
      </mrow>
    </mrow>
    <annotation encoding="StarMath 5.0">para F_{ %phi } = 0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n>0.</mn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row>
        <mi>d</mi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sub>
        <mi>T</mi>
        <mi>i</mi>
      </msub>
    </mrow>
    <annotation encoding="StarMath 5.0"> ({u} over {2} + {%alpha} over {d} + {2.%alpha} over {d}) %phi_{P} = ({%alpha} over {d} - {u} over {2}) %phi_{D} + 0.%phi_{E} + dot q .d + (u + {2.%alpha} over {d})T_{i}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  <mo stretchy="false">−</mo>
            <mfrac>
              <mi>u</mi>
              <mn>2</mn>
            </mfrac>
          </mrow>
        </mrow>
        <mo fence="true" form="postfix" stretchy="false">)</mo>
      </mrow>
      <mrow>
        <msub>
          <mi>ϕ</mi>
          <mi>P</mi>
        </msub>
        <mo stretchy="false">=</mo>
        <mn>0.</mn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row>
        <mi>d</mi>
        <mo stretchy="false">+</mo>
        <mrow>
          <mo fence="true" form="prefix" stretchy="false">(</mo>
          <mrow>
            <mrow>
              <mfrac>
                <mrow>
                  <mn>2.</mn>
                  <mi>α</mi>
                </mrow>
                <mi>d</mi>
              </mfrac>
              <mo stretchy="false">−</mo>
              <mi>u</mi>
            </mrow>
          </mrow>
          <mo fence="true" form="postfix" stretchy="false">)</mo>
        </mrow>
      </mrow>
      <msub>
        <mi>T</mi>
        <mi>o</mi>
      </msub>
    </mrow>
    <annotation encoding="StarMath 5.0"> ({%alpha} over {d} + {2.%alpha} over {d} - {u} over {2}) %phi_{P} = 0. %phi_{D} + ({%alpha} over {d} + {u} over {2}) %phi_{E} + dot q .d + ({2.%alpha} over {d} - u)T_{o}</annotation>
  </semantics>
</math>
</file>

<file path=Object 19/content.xml><?xml version="1.0" encoding="utf-8"?>
<math xmlns="http://www.w3.org/1998/Math/MathML" display="block">
  <semantics>
    <mrow>
      <mrow>
        <mo stretchy="false">−</mo>
        <msub>
          <mi>a</mi>
          <mrow>
            <mi>E</mi>
            <mi>,</mi>
            <mi>n</mi>
          </mrow>
        </msub>
      </mrow>
      <mn>.</mn>
      <mrow>
        <msub>
          <mi>ϕ</mi>
          <mrow>
            <mi>n</mi>
            <mo stretchy="false">−</mo>
            <mn>1</mn>
          </mrow>
        </msub>
        <mo stretchy="false">+</mo>
        <msub>
          <mi>a</mi>
          <mi>n</mi>
        </msub>
      </mrow>
      <mn>.</mn>
      <mrow>
        <msub>
          <mi>ϕ</mi>
          <mi>n</mi>
        </msub>
        <mo stretchy="false">−</mo>
        <msub>
          <mi>a</mi>
          <mrow>
            <mi>D</mi>
            <mi>,</mi>
            <mi>n</mi>
          </mrow>
        </msub>
      </mrow>
      <mn>.</mn>
      <mrow>
        <msub>
          <mi>ϕ</mi>
          <mrow>
            <mi>n</mi>
            <mo stretchy="false">+</mo>
            <mn>1</mn>
          </mrow>
        </msub>
        <mo stretchy="false">=</mo>
        <msub>
          <mi>b</mi>
          <mi>n</mi>
        </msub>
      </mrow>
    </mrow>
    <annotation encoding="StarMath 5.0">-a_{E,n} . %phi_{n-1} + a_{n} . %phi_{n} -a_{D,n} . %phi_{n+1} = b_{n} </annotation>
  </semantics>
</math>
</file>

<file path=Object 2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vec U.T) = nabla cdot ( %alpha vec nabla T) + F_{%phi} 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i>α</mi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i>d</mi>
    </mrow>
    <annotation encoding="StarMath 5.0"> ({%alpha} over {d} + {%alpha} over {d}) %phi_{P} = ({%alpha} over {d} - {u} over {2}) %phi_{D} + ({%alpha} over {d} + {u} over {2}) %phi_{E} + dot q .d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c</mi>
          <mi>ϕ</mi>
        </msub>
      </mrow>
      <mn>.</mn>
      <mrow>
        <msub>
          <mi>F</mi>
          <mi>ϕ</mi>
        </msub>
        <mo stretchy="false">+</mo>
        <msub>
          <mi>c</mi>
          <mi>P</mi>
        </msub>
      </mrow>
      <mn>.</mn>
      <msub>
        <mi>F</mi>
        <mi>P</mi>
      </msub>
    </mrow>
    <annotation encoding="StarMath 5.0">b = c_{ %phi }.F_{ %phi } + c_{P}.F_{P} </annotation>
  </semantics>
</math>
</file>

<file path=Object 22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n>.</mn>
      <mi>d</mi>
    </mrow>
    <annotation encoding="StarMath 5.0"> ( {{%alpha} over {d} + {%alpha} over {d}} underbrace { a_{P} } ) %phi_{P} = ( {{%alpha} over {d} - {u} over {2}} underbrace { a_{D} } ) %phi_{D} + ( {{%alpha} over {d} + {u} over {2}} underbrace { a_{E} } ) %phi_{E} + {dot q} underbrace { F_{ %phi } } . d</annotation>
  </semantics>
</math>
</file>

<file path=Object 23/content.xml><?xml version="1.0" encoding="utf-8"?>
<math xmlns="http://www.w3.org/1998/Math/MathML" display="block">
  <semantics>
    <mrow>
      <msub>
        <mi>a</mi>
        <mi>P</mi>
      </msub>
      <mo stretchy="false">=</mo>
      <mrow>
        <msub>
          <mi>a</mi>
          <mi>D</mi>
        </msub>
        <mo stretchy="false">+</mo>
        <msub>
          <mi>a</mi>
          <mi>E</mi>
        </msub>
        <mo stretchy="false">+</mo>
        <msub>
          <mi>F</mi>
          <mi>P</mi>
        </msub>
      </mrow>
    </mrow>
    <annotation encoding="StarMath 5.0">a_{P} = a_{D} + a_{E} + F_{P}  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n>.</mn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n>.</mn>
      <mrow>
        <mi>d</mi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 ( {{u} over {2} + {%alpha} over {d} + {2.%alpha} over {d}} underbrace { a_{P}} ) %phi_{P} = ( {{%alpha} over {d} - {u} over {2}} underbrace { a_{D} } ) %phi_{D} + {0} underbrace { a_{E} }.%phi_{E} + {dot q} underbrace { F_{ %phi } }  .d + ( {u + {2.%alpha} over {d}} underbrace { F_{P} } )T_{i}</annotation>
  </semantics>
</math>
</file>

<file path=Object 2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under>
          <munder>
            <mn>0</mn>
            <mo stretchy="true">⏟</mo>
          </munder>
          <msub>
            <mi>a</mi>
            <mi>D</mi>
          </msub>
        </munder>
      </mrow>
      <mn>.</mn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over accent="true">
              <mi>q</mi>
              <mo stretchy="false">˙</mo>
            </mover>
            <mo stretchy="true">⏟</mo>
          </munder>
          <msub>
            <mi>F</mi>
            <mi>ϕ</mi>
          </msub>
        </munder>
      </mrow>
      <mn>.</mn>
      <mrow>
        <mi>d</mi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 ( {{%alpha} over {d} + {2.%alpha} over {d} - {u} over {2}} underbrace { a_{P} } ) %phi_{P} = {0} underbrace { a_{D} } . %phi_{D} + ( {{%alpha} over {d} + {u} over {2}} underbrace { a_{E} } ) %phi_{E} + {dot q} underbrace { F_{ %phi } }.d + ( {{2.%alpha} over {d} - u} underbrace { F_{P} } )T_{o}</annotation>
  </semantics>
</math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4/content.xml><?xml version="1.0" encoding="utf-8"?>
<math xmlns="http://www.w3.org/1998/Math/MathML" display="block">
  <semantics>
    <mrow>
      <mrow>
        <mrow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row>
                    <mover accent="true">
                      <mi>U</mi>
                      <mo stretchy="false">⃗</mo>
                    </mover>
                    <mo stretchy="false">⋅</mo>
                    <mover accent="true">
                      <mi>n</mi>
                      <mo stretchy="false">^</mo>
                    </mover>
                  </mrow>
                  <mn>.</mn>
                  <mi>A</mi>
                  <mn>.</mn>
                  <mi>ϕ</mi>
                </mrow>
              </mrow>
              <mo fence="true" form="postfix" stretchy="false">)</mo>
            </mrow>
          </mrow>
          <mo stretchy="false">−</mo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i>α</mi>
                  <mn>.</mn>
                  <mi>A</mi>
                  <mn>.</mn>
                  <mover accent="true">
                    <mo stretchy="false">∇</mo>
                    <mo stretchy="false">⃗</mo>
                  </mover>
                  <mrow>
                    <mi>ϕ</mi>
                    <mo stretchy="false">⋅</mo>
                    <mover accent="true">
                      <mi>n</mi>
                      <mo stretchy="false">^</mo>
                    </mover>
                  </mrow>
                </mrow>
              </mrow>
              <mo fence="true" form="postfix" stretchy="false">)</mo>
            </mrow>
          </mrow>
        </mrow>
        <mo stretchy="false">=</mo>
        <mover accent="true">
          <mi>q</mi>
          <mo stretchy="false">˙</mo>
        </mover>
      </mrow>
      <mn>.</mn>
      <mi>V</mi>
    </mrow>
    <annotation encoding="StarMath 5.0">sum from{faces} (vec U cdot hat n . A. %phi  )  - sum from{faces} ( %alpha .A.vec nabla %phi cdot hat n )  = dot q .V</annotation>
  </semantics>
</math>
</file>

<file path=Object 5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 %phi)} from{d} - evaluate {( u.A.%phi)} from{e}   - [evaluate {( %alpha .A. { partial %phi } over { partial x }  )} from {d}-evaluate {( %alpha .A. { partial %phi } over { partial x }  )} from {e}]  =  dot q .V</annotation>
  </semantics>
</math>
</file>

<file path=Object 6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D</mi>
                    </msub>
                    <mo stretchy="false">+</mo>
                    <msub>
                      <mi>ϕ</mi>
                      <mi>P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P</mi>
                    </msub>
                    <mo stretchy="false">+</mo>
                    <msub>
                      <mi>ϕ</mi>
                      <mi>E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ϕ</mi>
                            <mi>E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(u.A{%phi_{D} + %phi_{P}} over {2} ) - (u.A{%phi_{P} + %phi_{E}} over {2} )   - [( %alpha .A. {%phi_{D} - %phi_{P}} over {d}) - (  %alpha .A. {%phi_{P} - %phi_{E}} over {d} )]   = dot q .V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T) - nabla cdot ( %alpha vec nabla T) dV  = int from{V} F_{%phi} dV</annotation>
  </semantics>
</math>
</file>